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62fec" officeooo:paragraph-rsid="00162fec"/>
    </style:style>
    <style:style style:name="P2" style:family="paragraph" style:parent-style-name="Standard">
      <style:text-properties style:font-name="Arial" officeooo:rsid="00162fec" officeooo:paragraph-rsid="001659b1"/>
    </style:style>
    <style:style style:name="P3" style:family="paragraph" style:parent-style-name="Standard">
      <style:text-properties style:font-name="Arial" officeooo:rsid="001659b1" officeooo:paragraph-rsid="001659b1"/>
    </style:style>
    <style:style style:name="P4" style:family="paragraph" style:parent-style-name="Standard">
      <style:text-properties style:font-name="Arial" officeooo:rsid="001659b1" officeooo:paragraph-rsid="00174cbb"/>
    </style:style>
    <style:style style:name="P5" style:family="paragraph" style:parent-style-name="Standard">
      <style:text-properties style:font-name="Arial" officeooo:rsid="001659b1" officeooo:paragraph-rsid="0017e4cd"/>
    </style:style>
    <style:style style:name="P6" style:family="paragraph" style:parent-style-name="Standard">
      <style:text-properties style:font-name="Arial" officeooo:rsid="00174cbb" officeooo:paragraph-rsid="00174cbb"/>
    </style:style>
    <style:style style:name="P7" style:family="paragraph" style:parent-style-name="Standard">
      <style:text-properties style:font-name="Arial" officeooo:rsid="00174cbb" officeooo:paragraph-rsid="0017e4cd"/>
    </style:style>
    <style:style style:name="P8" style:family="paragraph" style:parent-style-name="Standard">
      <style:text-properties style:font-name="Arial" officeooo:rsid="00174cbb" officeooo:paragraph-rsid="001906b4"/>
    </style:style>
    <style:style style:name="P9" style:family="paragraph" style:parent-style-name="Standard">
      <style:text-properties style:font-name="Arial" officeooo:rsid="0017e4cd" officeooo:paragraph-rsid="0017e4cd"/>
    </style:style>
    <style:style style:name="P10" style:family="paragraph" style:parent-style-name="Standard">
      <style:text-properties style:font-name="Arial" officeooo:rsid="001906b4" officeooo:paragraph-rsid="001906b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7e4cd" style:font-weight-asian="bold" style:font-weight-complex="bold"/>
    </style:style>
    <style:style style:name="T5" style:family="text">
      <style:text-properties officeooo:rsid="001659b1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1659b1" style:font-weight-asian="normal" style:font-weight-complex="normal"/>
    </style:style>
    <style:style style:name="T8" style:family="text">
      <style:text-properties officeooo:rsid="0017e4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Haz las descomposiciones necesarias para que las relaciones estén en 3FN.</text:p>
      <text:p text:style-name="P1"/>
      <text:p text:style-name="P1">ESTUDIANTE_BECA (<text:span text:style-name="T3">CodE, CodB</text:span>, Fecha_Solic, Ciclo)</text:p>
      <text:p text:style-name="P1"/>
      <text:p text:style-name="P1">1FN -&gt; SI</text:p>
      <text:p text:style-name="P1"/>
      <text:p text:style-name="P1">2FN -&gt; NO</text:p>
      <text:p text:style-name="P1"/>
      <text:p text:style-name="P1">CICLO (<text:span text:style-name="T3">CodE</text:span>, Ciclo)</text:p>
      <text:p text:style-name="P1"/>
      <text:p text:style-name="P1">3FN -&gt; SI</text:p>
      <text:p text:style-name="P1"/>
      <text:p text:style-name="P1">ESTUDIANTE_BECA (<text:span text:style-name="T3">CodE, CodB</text:span>, Fecha_Solic, Ciclo)</text:p>
      <text:p text:style-name="P1"/>
      <text:p text:style-name="P1">CICLO (<text:span text:style-name="T3">CodE</text:span>, Ciclo)</text:p>
      <text:p text:style-name="P1"/>
      <text:p text:style-name="P1">2. Haz las descomposiciones necesarias para que las relaciones estén en 3FN.</text:p>
      <text:p text:style-name="P1"/>
      <text:p text:style-name="P1">ESTUDIANTE (CodE, CodProyecto, Nombre_P)</text:p>
      <text:p text:style-name="P1"/>
      <text:p text:style-name="P3">1FN -&gt; SI</text:p>
      <text:p text:style-name="P3"/>
      <text:p text:style-name="P3">2FN -&gt; SI</text:p>
      <text:p text:style-name="P3"/>
      <text:p text:style-name="P3">3FN -&gt; NO</text:p>
      <text:p text:style-name="P3"/>
      <text:p text:style-name="P2">ESTUDIANTE (<text:span text:style-name="T3">CodE,</text:span><text:span text:style-name="T6"> </text:span><text:span text:style-name="T7">CodProyecto</text:span>)</text:p>
      <text:p text:style-name="P2"/>
      <text:p text:style-name="P3">PROYECTO (<text:span text:style-name="T3">CodProyecto</text:span>, Nombre_P)</text:p>
      <text:p text:style-name="P3"/>
      <text:p text:style-name="P3">3. Supongamos que, inicialmente, tenemos toda la información a incluir en una base de datos en una sola tabla de nombre EMPLEADOS cuyos campos pueden ser Nombre, Edad, Alojamiento, Responsable(del alojamiento), Dirección, Oficio 1, Oficio2 y Oficio3.</text:p>
      <text:p text:style-name="P3"/>
      <text:p text:style-name="P3">Añadir un campo DNI por ejemplo, que nos valga de clave.</text:p>
      <text:p text:style-name="P3"/>
      <text:p text:style-name="P3">EMPLEADOS (<text:span text:style-name="T3">DNI</text:span>, Nombre, Edad, Alojamiento, Responsable (Alojamiento), Dirección, Oficio1, Oficio2, Oficio3)</text:p>
      <text:p text:style-name="P3"/>
      <text:p text:style-name="P3">Haz las descomposiciones necesarias para que las relaciones estén en 3FN.</text:p>
      <text:p text:style-name="P3"/>
      <text:p text:style-name="P3">1FN -&gt; NO</text:p>
      <text:p text:style-name="P3"/>
      <text:p text:style-name="P4">EMPLEADOS (<text:span text:style-name="T3">DNI</text:span>, Nombre, Edad, Alojamiento, Responsable (Alojamiento), Dirección)</text:p>
      <text:p text:style-name="P4"/>
      <text:p text:style-name="P6">OFICIO (<text:span text:style-name="T3">DNI</text:span>, Ofici<text:span text:style-name="T8">o</text:span>)</text:p>
      <text:p text:style-name="P6"/>
      <text:p text:style-name="P6">2FN -&gt; <text:span text:style-name="T8">SI</text:span></text:p>
      <text:p text:style-name="P6"/>
      <text:p text:style-name="P5">EMPLEADOS (<text:span text:style-name="T3">DNI</text:span>, Nombre, Edad, Alojamiento, Responsable (Alojamiento), Dirección)</text:p>
      <text:p text:style-name="P5"/>
      <text:p text:style-name="P7">OFICIO (<text:span text:style-name="T3">DNI</text:span>, Ofici<text:span text:style-name="T8">o</text:span>)</text:p>
      <text:p text:style-name="P6"><text:soft-page-break/></text:p>
      <text:p text:style-name="P6"/>
      <text:p text:style-name="P6">3FN -&gt; <text:span text:style-name="T8">NO</text:span></text:p>
      <text:p text:style-name="P6"/>
      <text:p text:style-name="P5">EMPLEADOS (<text:span text:style-name="T3">DNI</text:span>, Nombre, Edad, Alojamiento)</text:p>
      <text:p text:style-name="P5"/>
      <text:p text:style-name="P7">ALOJAMIENTO (<text:span text:style-name="T4">Alojamiento</text:span><text:span text:style-name="T8">, </text:span><text:span text:style-name="T5">Responsable (Alojamiento), Dirección</text:span>)</text:p>
      <text:p text:style-name="P7"/>
      <text:p text:style-name="P7">OFICIO (<text:span text:style-name="T3">DNI</text:span>, Ofici<text:span text:style-name="T8">o</text:span>)</text:p>
      <text:p text:style-name="P7"/>
      <text:p text:style-name="P7">4. Haz las descomposiciones necesarias para que las relaciones dadas estén en 3FN.</text:p>
      <text:p text:style-name="P7"/>
      <text:p text:style-name="P7">a) HOSPITAL (<text:span text:style-name="T3">nombre_h</text:span>, <text:span text:style-name="T3">dni_pers</text:span>, direc_h, fax_h, telef_h, direc_pers, telef_pers)</text:p>
      <text:p text:style-name="P7"/>
      <text:p text:style-name="P7"/>
      <text:p text:style-name="P10">1FN -&gt; </text:p>
      <text:p text:style-name="P10"/>
      <text:p text:style-name="P8">HOSPITAL (<text:span text:style-name="T3">nombre_h</text:span>, <text:span text:style-name="T3">dni_pers</text:span>, direc_h, fax_h, telef_h, direc_pers, telef_pers)</text:p>
      <text:p text:style-name="P8"/>
      <text:p text:style-name="P10">TELEFONO (<text:span text:style-name="T3">nombre_h</text:span>, telef_pers)</text:p>
      <text:p text:style-name="P10"/>
      <text:p text:style-name="P10">FAX (nombre_h, fax_h)</text:p>
      <text:p text:style-name="P10"/>
      <text:p text:style-name="P10">2FN -&gt;</text:p>
      <text:p text:style-name="P10"/>
      <text:p text:style-name="P10"/>
      <text:p text:style-name="P10"><text:s/></text:p>
      <text:p text:style-name="P10">3FN -&gt; </text:p>
      <text:p text:style-name="P7"/>
      <text:p text:style-name="P7"/>
      <text:p text:style-name="P7"/>
      <text:p text:style-name="P7"/>
      <text:p text:style-name="P7"/>
      <text:p text:style-name="P7">b) PELICULA (<text:span text:style-name="T3">titulo</text:span>, <text:span text:style-name="T3">nombre_actor</text:span>, presupuesto, fecha_realizacion, direccion_actor, telefono_actor)</text:p>
      <text:p text:style-name="P7"/>
      <text:p text:style-name="P7"/>
      <text:p text:style-name="P9"/>
      <text:p text:style-name="P9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5T12:51:15.933000000</meta:creation-date>
    <dc:date>2025-01-15T13:43:19.985000000</dc:date>
    <meta:editing-duration>PT8M21S</meta:editing-duration>
    <meta:editing-cycles>1</meta:editing-cycles>
    <meta:document-statistic meta:table-count="0" meta:image-count="0" meta:object-count="0" meta:page-count="2" meta:paragraph-count="39" meta:word-count="232" meta:character-count="1693" meta:non-whitespace-character-count="1496"/>
    <meta:generator>LibreOffice/24.2.4.2$Windows_X86_64 LibreOffice_project/51a6219feb6075d9a4c46691dcfe0cd9c4fff3c2</meta:generator>
  </office:meta>
</office:document-meta>
</file>